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EE0000044D0BDD98DBE6D490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margin-top="0.423cm" fo:margin-bottom="0.106cm" loext:contextual-spacing="false" fo:keep-with-next="always"/>
      <style:text-properties style:font-name="Cambria" fo:font-size="16pt" fo:font-weight="bold" style:font-name-asian="Times New Roman1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P9" style:family="paragraph" style:parent-style-name="Heading_20_2">
      <style:text-properties fo:language="de" fo:country="DE"/>
    </style:style>
    <style:style style:name="P10" style:family="paragraph" style:parent-style-name="Heading_20_3">
      <style:text-properties fo:language="de" fo:country="DE"/>
    </style:style>
    <style:style style:name="P1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P1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P13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P14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P15" style:family="paragraph" style:parent-style-name="Title" style:master-page-name="Standard">
      <style:paragraph-properties fo:text-align="center" style:justify-single-word="false" style:page-number="auto"/>
      <style:text-properties fo:language="en" fo:country="US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0pt" fo:language="de" fo:country="DE" style:font-size-asian="10pt" style:font-size-complex="9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9fd21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tabases Project – Spring 2019<text:bookmark text:name="_GoBack"/></text:p>
      <text:p text:style-name="P4"><text:span text:style-name="T2">Team No: </text:span><text:span text:style-name="T3">32</text:span></text:p>
      <text:p text:style-name="P4"><text:span text:style-name="T2">Names: </text:span><text:span text:style-name="T3">Sophie Ammann, Samuel Chassot and Daniel Filipe Nunes Silva</text:span>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_Toc405_3795576367" text:style-name="Index_20_Link" text:visited-style-name="Index_20_Link">Deliverable 1<text:tab/>2</text:a></text:p>
          <text:p text:style-name="P17"><text:a xlink:type="simple" xlink:href="#__RefHeading___Toc407_3795576367" text:style-name="Index_20_Link" text:visited-style-name="Index_20_Link">Assumptions<text:tab/>2</text:a></text:p>
          <text:p text:style-name="P17"><text:a xlink:type="simple" xlink:href="#__RefHeading___Toc409_3795576367" text:style-name="Index_20_Link" text:visited-style-name="Index_20_Link">Entity Relationship Schema<text:tab/>2</text:a></text:p>
          <text:p text:style-name="P19"><text:a xlink:type="simple" xlink:href="#__RefHeading___Toc411_3795576367" text:style-name="Index_20_Link" text:visited-style-name="Index_20_Link">Schema<text:tab/>2</text:a></text:p>
          <text:p text:style-name="P19"><text:a xlink:type="simple" xlink:href="#__RefHeading___Toc413_3795576367" text:style-name="Index_20_Link" text:visited-style-name="Index_20_Link">Description<text:tab/>2</text:a></text:p>
          <text:p text:style-name="P17"><text:a xlink:type="simple" xlink:href="#__RefHeading___Toc415_3795576367" text:style-name="Index_20_Link" text:visited-style-name="Index_20_Link">Relational Schema<text:tab/>2</text:a></text:p>
          <text:p text:style-name="P19"><text:a xlink:type="simple" xlink:href="#__RefHeading___Toc417_3795576367" text:style-name="Index_20_Link" text:visited-style-name="Index_20_Link">ER schema to Relational schema<text:tab/>2</text:a></text:p>
          <text:p text:style-name="P19"><text:a xlink:type="simple" xlink:href="#__RefHeading___Toc419_3795576367" text:style-name="Index_20_Link" text:visited-style-name="Index_20_Link">DDL<text:tab/>2</text:a></text:p>
          <text:p text:style-name="P17"><text:a xlink:type="simple" xlink:href="#__RefHeading___Toc421_3795576367" text:style-name="Index_20_Link" text:visited-style-name="Index_20_Link">General Comments<text:tab/>2</text:a></text:p>
          <text:p text:style-name="P16"><text:a xlink:type="simple" xlink:href="#__RefHeading___Toc423_3795576367" text:style-name="Index_20_Link" text:visited-style-name="Index_20_Link">Deliverable 2<text:tab/>3</text:a></text:p>
          <text:p text:style-name="P17"><text:a xlink:type="simple" xlink:href="#__RefHeading___Toc425_3795576367" text:style-name="Index_20_Link" text:visited-style-name="Index_20_Link">Assumptions<text:tab/>3</text:a></text:p>
          <text:p text:style-name="P17"><text:a xlink:type="simple" xlink:href="#__RefHeading___Toc427_3795576367" text:style-name="Index_20_Link" text:visited-style-name="Index_20_Link">Data Loading<text:tab/>3</text:a></text:p>
          <text:p text:style-name="P17"><text:a xlink:type="simple" xlink:href="#__RefHeading___Toc429_3795576367" text:style-name="Index_20_Link" text:visited-style-name="Index_20_Link">Query Implementation<text:tab/>3</text:a></text:p>
          <text:p text:style-name="P19"><text:a xlink:type="simple" xlink:href="#__RefHeading___Toc431_3795576367" text:style-name="Index_20_Link" text:visited-style-name="Index_20_Link">Query a:<text:tab/>3</text:a></text:p>
          <text:p text:style-name="P18"><text:a xlink:type="simple" xlink:href="#__RefHeading___Toc433_3795576367" text:style-name="Index_20_Link" text:visited-style-name="Index_20_Link">Description of logic:<text:tab/>3</text:a></text:p>
          <text:p text:style-name="P18"><text:a xlink:type="simple" xlink:href="#__RefHeading___Toc435_3795576367" text:style-name="Index_20_Link" text:visited-style-name="Index_20_Link">SQL statement<text:tab/>3</text:a></text:p>
          <text:p text:style-name="P17"><text:a xlink:type="simple" xlink:href="#__RefHeading___Toc437_3795576367" text:style-name="Index_20_Link" text:visited-style-name="Index_20_Link">Interface<text:tab/>3</text:a></text:p>
          <text:p text:style-name="P19"><text:a xlink:type="simple" xlink:href="#__RefHeading___Toc439_3795576367" text:style-name="Index_20_Link" text:visited-style-name="Index_20_Link">Design logic Description<text:tab/>3</text:a></text:p>
          <text:p text:style-name="P19"><text:a xlink:type="simple" xlink:href="#__RefHeading___Toc441_3795576367" text:style-name="Index_20_Link" text:visited-style-name="Index_20_Link">Screenshots<text:tab/>3</text:a></text:p>
          <text:p text:style-name="P17"><text:a xlink:type="simple" xlink:href="#__RefHeading___Toc443_3795576367" text:style-name="Index_20_Link" text:visited-style-name="Index_20_Link">General Comments<text:tab/>3</text:a></text:p>
        </text:index-body>
      </text:table-of-content>
      <text:h text:style-name="P7" text:outline-level="1"><text:bookmark-start text:name="_Toc506900031"/><text:bookmark-start text:name="__RefHeading___Toc405_3795576367"/><text:soft-page-break/>Deliverable 1<text:bookmark-end text:name="_Toc506900031"/><text:bookmark-end text:name="__RefHeading___Toc405_3795576367"/></text:h>
      <text:h text:style-name="Heading_20_2" text:outline-level="2"><text:bookmark-start text:name="_Toc506900032"/><text:bookmark-start text:name="__RefHeading___Toc407_3795576367"/>Assumptions<text:bookmark-end text:name="_Toc506900032"/><text:bookmark-end text:name="__RefHeading___Toc407_3795576367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33"/><text:bookmark-start text:name="__RefHeading___Toc409_3795576367"/>Entity Relationship Schema<text:bookmark-end text:name="_Toc506900033"/><text:bookmark-end text:name="__RefHeading___Toc409_3795576367"/></text:h>
      <text:p text:style-name="No_20_Spacing">&lt;In this section you should have figure of the ER schema as well as descriptions about entities and relations&gt;</text:p>
      <text:h text:style-name="Heading_20_3" text:outline-level="3"><text:bookmark-start text:name="_Toc506900034"/><text:bookmark-start text:name="__RefHeading___Toc411_3795576367"/>Schema<text:bookmark-end text:name="_Toc506900034"/><text:bookmark-end text:name="__RefHeading___Toc411_3795576367"/></text:h>
      <text:p text:style-name="No_20_Spacing">&lt;Add the figure of the ER schema&gt;</text:p>
      <text:h text:style-name="Heading_20_3" text:outline-level="3"><text:bookmark-start text:name="_Toc506900035"/><text:bookmark-start text:name="__RefHeading___Toc413_3795576367"/>Description<text:bookmark-end text:name="_Toc506900035"/><text:bookmark-end text:name="__RefHeading___Toc413_3795576367"/></text:h>
      <text:p text:style-name="No_20_Spacing">&lt;Describe all the choices you made for Entities and Relationships&gt;</text:p>
      <text:h text:style-name="P9" text:outline-level="2"><text:bookmark-start text:name="_Toc506900036"/><text:bookmark-start text:name="__RefHeading___Toc415_3795576367"/>Relational Schema<text:bookmark-end text:name="_Toc506900036"/><text:bookmark-end text:name="__RefHeading___Toc415_3795576367"/></text:h>
      <text:h text:style-name="P10" text:outline-level="3"><text:bookmark-start text:name="_Toc506900037"/><text:bookmark-start text:name="__RefHeading___Toc417_3795576367"/>ER schema to Relational schema<text:bookmark-end text:name="_Toc506900037"/><text:bookmark-end text:name="__RefHeading___Toc417_3795576367"/></text:h>
      <text:p text:style-name="No_20_Spacing">&lt;Describe the transition from ER schema to Relational schema&gt;</text:p>
      <text:h text:style-name="Heading_20_3" text:outline-level="3"><text:bookmark-start text:name="_Toc506900038"/><text:bookmark-start text:name="__RefHeading___Toc419_3795576367"/>DDL<text:bookmark-end text:name="_Toc506900038"/><text:bookmark-end text:name="__RefHeading___Toc419_3795576367"/></text:h>
      <text:p text:style-name="No_20_Spacing">&lt;Provide the DDL&gt;</text:p>
      <text:h text:style-name="Heading_20_2" text:outline-level="2"><text:bookmark-start text:name="_Toc506900039"/><text:bookmark-start text:name="__RefHeading___Toc421_3795576367"/>General Comments<text:bookmark-end text:name="_Toc506900039"/><text:bookmark-end text:name="__RefHeading___Toc421_3795576367"/></text:h>
      <text:p text:style-name="No_20_Spacing">&lt;In this section write general comments about your deliverable (comments and work allocation between team members&gt;</text:p>
      <text:p text:style-name="P2"/>
      <text:h text:style-name="P6" text:outline-level="1"><text:bookmark-start text:name="_Toc506900040"/><text:bookmark-start text:name="__RefHeading___Toc423_3795576367"/>Deliverable 2<text:bookmark-end text:name="_Toc506900040"/><text:bookmark-end text:name="__RefHeading___Toc423_3795576367"/></text:h>
      <text:p text:style-name="Standard"/>
      <text:h text:style-name="Heading_20_2" text:outline-level="2"><text:bookmark-start text:name="_Toc506900041"/><text:bookmark-start text:name="__RefHeading___Toc425_3795576367"/>Assumptions<text:bookmark-end text:name="_Toc506900041"/><text:bookmark-end text:name="__RefHeading___Toc425_3795576367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42"/><text:bookmark-start text:name="__RefHeading___Toc427_3795576367"/>Data Loading<text:bookmark-end text:name="_Toc506900042"/><text:bookmark-end text:name="__RefHeading___Toc427_3795576367"/></text:h>
      <text:h text:style-name="Heading_20_2" text:outline-level="2"><text:bookmark-start text:name="_Toc506900043"/><text:bookmark-start text:name="__RefHeading___Toc429_3795576367"/>Query Implementation<text:bookmark-end text:name="_Toc506900043"/><text:bookmark-end text:name="__RefHeading___Toc429_3795576367"/></text:h>
      <text:p text:style-name="No_20_Spacing">&lt;For each query&gt;</text:p>
      <text:h text:style-name="Heading_20_3" text:outline-level="3"><text:bookmark-start text:name="_Toc506900044"/><text:bookmark-start text:name="__RefHeading___Toc431_3795576367"/>Query a:<text:bookmark-end text:name="_Toc506900044"/><text:bookmark-end text:name="__RefHeading___Toc431_3795576367"/></text:h>
      <text:h text:style-name="Heading_20_4" text:outline-level="4"><text:bookmark-start text:name="_Toc506900045"/><text:bookmark-start text:name="__RefHeading___Toc433_3795576367"/>Description of logic:<text:bookmark-end text:name="_Toc506900045"/><text:bookmark-end text:name="__RefHeading___Toc433_3795576367"/></text:h>
      <text:p text:style-name="No_20_Spacing">&lt;What does the query do and how do I decide to solve it&gt;</text:p>
      <text:h text:style-name="Heading_20_4" text:outline-level="4"><text:bookmark-start text:name="_Toc506900046"/><text:bookmark-start text:name="__RefHeading___Toc435_3795576367"/>SQL statement<text:bookmark-end text:name="_Toc506900046"/><text:bookmark-end text:name="__RefHeading___Toc435_3795576367"/></text:h>
      <text:p text:style-name="No_20_Spacing">&lt;The SQL statement&gt;</text:p>
      <text:h text:style-name="Heading_20_2" text:outline-level="2"><text:bookmark-start text:name="_Toc506900047"/><text:bookmark-start text:name="__RefHeading___Toc437_3795576367"/>Interface<text:bookmark-end text:name="_Toc506900047"/><text:bookmark-end text:name="__RefHeading___Toc437_3795576367"/></text:h>
      <text:h text:style-name="Heading_20_3" text:outline-level="3"><text:bookmark-start text:name="_Toc506900048"/><text:bookmark-start text:name="__RefHeading___Toc439_3795576367"/>Design logic Description<text:bookmark-end text:name="_Toc506900048"/><text:bookmark-end text:name="__RefHeading___Toc439_3795576367"/></text:h>
      <text:p text:style-name="No_20_Spacing">&lt;Describe the general logic of your design as well as the technology you decided to use&gt;</text:p>
      <text:h text:style-name="Heading_20_3" text:outline-level="3"><text:bookmark-start text:name="_Toc506900049"/><text:bookmark-start text:name="__RefHeading___Toc441_3795576367"/>Screenshots<text:bookmark-end text:name="_Toc506900049"/><text:bookmark-end text:name="__RefHeading___Toc441_3795576367"/></text:h>
      <text:p text:style-name="No_20_Spacing">&lt;Provide some initial screen shots of your interface&gt;</text:p>
      <text:h text:style-name="Heading_20_2" text:outline-level="2"><text:bookmark-start text:name="_Toc506900050"/><text:bookmark-start text:name="__RefHeading___Toc443_3795576367"/>General Comments<text:bookmark-end text:name="_Toc506900050"/><text:bookmark-end text:name="__RefHeading___Toc443_3795576367"/></text:h>
      <text:p text:style-name="P5">&lt;In this section write general comments about your deliverable (comments and work allocation between team members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false" style:font-name-asian="Calibri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0.6cm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ＭＳ ゴシック" style:font-family-asian="'ＭＳ ゴシック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ＭＳ ゴシック" style:font-family-asian="'ＭＳ ゴシック'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 fo:font-size="10pt" fo:language="de" fo:country="DE" style:font-size-asian="10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683cm" fo:margin-left="-0.191cm" fo:margin-top="0cm" fo:margin-bottom="0cm" table:align="left" style:writing-mode="lr-tb"/>
    </style:style>
    <style:style style:name="Table1.A" style:family="table-column">
      <style:table-column-properties style:column-width="10.402cm"/>
    </style:style>
    <style:style style:name="Table1.B" style:family="table-column">
      <style:table-column-properties style:column-width="7.281cm"/>
    </style:style>
    <style:style style:name="Table1.1" style:family="table-row">
      <style:table-row-properties style:min-row-height="1.9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M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MP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P4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MP5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MP6" style:family="paragraph" style:parent-style-name="Header">
      <style:paragraph-properties fo:margin-top="0cm" fo:margin-bottom="0cm" loext:contextual-spacing="false" fo:line-height="100%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02cm" fo:margin-bottom="3.251cm" fo:margin-left="2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DIAS: Data-Intensive Applications and Systems Laboratory</text:p>
              <text:p text:style-name="MP2">School of Computer and Communication Sciences</text:p>
              <text:p text:style-name="MP3">Ecole Polytechnique Fédérale de Lausanne</text:p>
              <text:p text:style-name="MP4">Building BC, Station 14</text:p>
              <text:p text:style-name="MP5">CH-1015 Lausanne</text:p>
              <text:p text:style-name="MP6"><text:span text:style-name="MT1">URL: </text:span><text:a xlink:type="simple" xlink:href="http://dias.epfl.ch/" text:style-name="ListLabel_20_88" text:visited-style-name="ListLabel_20_88"><text:span text:style-name="Internet_20_link"><text:span text:style-name="MT1">http://dias.epfl.ch/</text:span></text:span></text:a><text:span text:style-name="MT1"> </text:span></text:p>
            </table:table-cell>
            <table:table-cell table:style-name="Table1.A1" office:value-type="string">
              <text:p text:style-name="MP7"><draw:frame draw:style-name="Mfr1" draw:name="Image1" text:anchor-type="paragraph" svg:x="1.649cm" svg:y="0.132cm" svg:width="5.304cm" svg:height="2.297cm" draw:z-index="2"><draw:image xlink:href="Pictures/10000201000009EE0000044D0BDD98DBE6D49010.png" xlink:type="simple" xlink:show="embed" xlink:actuate="onLoad" loext:mime-type="image/png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initial-creator>manos</meta:initial-creator>
    <meta:editing-cycles>9</meta:editing-cycles>
    <meta:print-date>2016-02-28T19:29:00</meta:print-date>
    <meta:creation-date>2017-02-27T21:22:00</meta:creation-date>
    <dc:date>2019-04-15T11:56:14.727716395</dc:date>
    <dc:language>en-US</dc:language>
    <meta:editing-duration>PT3M31S</meta:editing-duration>
    <meta:generator>LibreOffice/6.2.1.2$Linux_X86_64 LibreOffice_project/7bcb35dc3024a62dea0caee87020152d1ee96e71</meta:generator>
    <meta:document-statistic meta:table-count="1" meta:image-count="1" meta:object-count="0" meta:page-count="3" meta:paragraph-count="64" meta:word-count="304" meta:character-count="1921" meta:non-whitespace-character-count="16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